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2000000E4F5E100F31B955D68.png" manifest:media-type="image/png"/>
  <manifest:file-entry manifest:full-path="Pictures/100002010000045C00000142B281C135B6F52A57.png" manifest:media-type="image/png"/>
  <manifest:file-entry manifest:full-path="Pictures/10000201000003760000026E602B79FD50E1DD03.png" manifest:media-type="image/png"/>
  <manifest:file-entry manifest:full-path="Pictures/100002010000040C000004A83F283EB83D722BC4.png" manifest:media-type="image/png"/>
  <manifest:file-entry manifest:full-path="Pictures/10000201000001320000004A6B4AA1B6F1183402.png" manifest:media-type="image/png"/>
  <manifest:file-entry manifest:full-path="Pictures/10000201000005AE00000198D0147519211331E6.png" manifest:media-type="image/png"/>
  <manifest:file-entry manifest:full-path="Pictures/10000201000005C40000061CA9E474C0E68FCDCE.png" manifest:media-type="image/png"/>
  <manifest:file-entry manifest:full-path="Pictures/1000020100000338000002B6F9C73492D972A0B7.png" manifest:media-type="image/png"/>
  <manifest:file-entry manifest:full-path="Pictures/10000201000003AE0000004ED069D5FA3B2CD495.png" manifest:media-type="image/png"/>
  <manifest:file-entry manifest:full-path="Pictures/10000201000003EE000000523A17D3641E69C3D8.png" manifest:media-type="image/png"/>
  <manifest:file-entry manifest:full-path="Pictures/10000201000008EE000004747A5110D9F4E8AECA.png" manifest:media-type="image/png"/>
  <manifest:file-entry manifest:full-path="Pictures/10000201000004760000004A6EA1C7F3958D3999.png" manifest:media-type="image/png"/>
  <manifest:file-entry manifest:full-path="Pictures/10000201000003000000005C567FB48CD3480D26.png" manifest:media-type="image/png"/>
  <manifest:file-entry manifest:full-path="Pictures/1000020100000418000000F260257962A63C1B50.png" manifest:media-type="image/png"/>
  <manifest:file-entry manifest:full-path="Pictures/10000201000004760000003890F4C588D185562D.png" manifest:media-type="image/png"/>
  <manifest:file-entry manifest:full-path="Pictures/100002010000045C000000C8D93F1283B1970E58.png" manifest:media-type="image/png"/>
  <manifest:file-entry manifest:full-path="Pictures/10000201000000E8000000CE43F4B32C90FFAEF6.png" manifest:media-type="image/png"/>
  <manifest:file-entry manifest:full-path="Pictures/1000020100000418000000CA042A27417EBD3850.png" manifest:media-type="image/png"/>
  <manifest:file-entry manifest:full-path="Pictures/100002010000044E000000980915D64B5974F8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handa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handas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1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00" draw:textarea-vertical-align="middle" fo:min-height="1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Figura1" text:anchor-type="char" svg:width="19.001cm" svg:height="9.474cm" draw:z-index="1"><draw:image xlink:href="Pictures/10000201000008EE000004747A5110D9F4E8AECA.png" xlink:type="simple" xlink:show="embed" xlink:actuate="onLoad" loext:mime-type="image/png"/></draw:frame><draw:frame draw:style-name="fr1" draw:name="Figura3" text:anchor-type="char" svg:x="0.402cm" svg:y="9.837cm" svg:width="10.763cm" svg:height="7.557cm" draw:z-index="2"><draw:image xlink:href="Pictures/10000201000003760000026E602B79FD50E1DD03.png" xlink:type="simple" xlink:show="embed" xlink:actuate="onLoad" loext:mime-type="image/png"/></draw:frame></text:p>
      <text:p text:style-name="P2"><draw:frame text:anchor-type="paragraph" draw:z-index="0" draw:name="Forma1" draw:style-name="gr1" draw:text-style-name="P5" svg:width="1.5cm" svg:height="1.611cm" svg:x="15.928cm" svg:y="1.884cm"><draw:text-box><text:p text:style-name="P4"><text:span text:style-name="T1">1</text:span></text:p></draw:text-box></draw:frame></text:p>
      <text:p text:style-name="P1"><draw:frame draw:style-name="fr1" draw:name="Figura2" text:anchor-type="char" svg:x="0.095cm" svg:y="0.152cm" svg:width="15.617cm" svg:height="4.382cm" draw:z-index="3"><draw:image xlink:href="Pictures/10000201000005AE00000198D0147519211331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0.279cm" svg:y="0.178cm" svg:width="12.779cm" svg:height="14.704cm" draw:z-index="4"><draw:image xlink:href="Pictures/100002010000040C000004A83F283EB83D722BC4.png" xlink:type="simple" xlink:show="embed" xlink:actuate="onLoad" loext:mime-type="image/png"/></draw:frame></text:p>
      <text:p text:style-name="P1"/>
      <text:p text:style-name="P1"/>
      <text:p text:style-name="P1"><draw:frame text:anchor-type="paragraph" draw:z-index="6" draw:name="Forma1_0" draw:style-name="gr1" draw:text-style-name="P5" svg:width="1.5cm" svg:height="1.611cm" svg:x="14.37cm" svg:y="0.295cm"><draw:text-box><text:p text:style-name="P4"><text:span text:style-name="T1">2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char" svg:x="0.291cm" svg:y="10.686cm" svg:width="10.051cm" svg:height="8.465cm" draw:z-index="5"><draw:image xlink:href="Pictures/1000020100000338000002B6F9C73492D972A0B7.png" xlink:type="simple" xlink:show="embed" xlink:actuate="onLoad" loext:mime-type="image/png"/></draw:frame></text:p>
      <text:p text:style-name="P2"><draw:frame text:anchor-type="paragraph" draw:z-index="8" draw:name="Forma1_1" draw:style-name="gr1" draw:text-style-name="P5" svg:width="1.5cm" svg:height="1.611cm" svg:x="15.87cm" svg:y="0.917cm"><draw:text-box><text:p text:style-name="P4"><text:span text:style-name="T1">3</text:span></text:p></draw:text-box></draw:frame><draw:frame text:anchor-type="paragraph" draw:z-index="11" draw:name="Forma1_2" draw:style-name="gr1" draw:text-style-name="P5" svg:width="1.5cm" svg:height="1.611cm" svg:x="9.178cm" svg:y="6.862cm"><draw:text-box><text:p text:style-name="P4"><text:span text:style-name="T1">4</text:span></text:p></draw:text-box></draw:frame><draw:frame text:anchor-type="paragraph" draw:z-index="13" draw:name="Forma1_3" draw:style-name="gr1" draw:text-style-name="P5" svg:width="1.5cm" svg:height="1.611cm" svg:x="15.559cm" svg:y="9.663cm"><draw:text-box><text:p text:style-name="P4"><text:span text:style-name="T1">5</text:span></text:p></draw:text-box></draw:frame><draw:frame text:anchor-type="paragraph" draw:z-index="15" draw:name="Forma1_4" draw:style-name="gr1" draw:text-style-name="P5" svg:width="1.5cm" svg:height="1.611cm" svg:x="16.12cm" svg:y="12.37cm"><draw:text-box><text:p text:style-name="P4"><text:span text:style-name="T1">6</text:span></text:p></draw:text-box></draw:frame><draw:frame text:anchor-type="paragraph" draw:z-index="17" draw:name="Forma1_5" draw:style-name="gr1" draw:text-style-name="P5" svg:width="1.5cm" svg:height="1.611cm" svg:x="16.182cm" svg:y="15.079cm"><draw:text-box><text:p text:style-name="P4"><text:span text:style-name="T1">7</text:span></text:p></draw:text-box></draw:frame><draw:frame text:anchor-type="paragraph" draw:z-index="19" draw:name="Forma1_6" draw:style-name="gr1" draw:text-style-name="P5" svg:width="1.5cm" svg:height="1.611cm" svg:x="16.182cm" svg:y="18.752cm"><draw:text-box><text:p text:style-name="P4"><text:span text:style-name="T1">8</text:span></text:p></draw:text-box></draw:frame><draw:frame text:anchor-type="paragraph" draw:z-index="21" draw:name="Forma1_7" draw:style-name="gr1" draw:text-style-name="P5" svg:width="1.5cm" svg:height="1.611cm" svg:x="16.671cm" svg:y="21.56cm"><draw:text-box><text:p text:style-name="P4"><text:span text:style-name="T1">9</text:span></text:p></draw:text-box></draw:frame><draw:frame draw:style-name="fr1" draw:name="Figura6" text:anchor-type="char" svg:x="-0.155cm" svg:y="0.93cm" svg:width="15.182cm" svg:height="0.744cm" draw:z-index="7"><draw:image xlink:href="Pictures/10000201000004760000003890F4C588D185562D.png" xlink:type="simple" xlink:show="embed" xlink:actuate="onLoad" loext:mime-type="image/png"/></draw:frame><draw:frame draw:style-name="fr1" draw:name="Figura7" text:anchor-type="char" svg:x="0.081cm" svg:y="1.898cm" svg:width="4.736cm" svg:height="4.205cm" draw:z-index="9"><draw:image xlink:href="Pictures/10000201000000E8000000CE43F4B32C90FFAEF6.png" xlink:type="simple" xlink:show="embed" xlink:actuate="onLoad" loext:mime-type="image/png"/></draw:frame><draw:frame draw:style-name="fr1" draw:name="Figura8" text:anchor-type="char" svg:x="0.224cm" svg:y="6.909cm" svg:width="8.096cm" svg:height="1.958cm" draw:z-index="10"><draw:image xlink:href="Pictures/10000201000001320000004A6B4AA1B6F1183402.png" xlink:type="simple" xlink:show="embed" xlink:actuate="onLoad" loext:mime-type="image/png"/></draw:frame><draw:frame draw:style-name="fr1" draw:name="Figura9" text:anchor-type="char" svg:x="0.125cm" svg:y="9.67cm" svg:width="14.778cm" svg:height="2.037cm" draw:z-index="12"><draw:image xlink:href="Pictures/100002010000044E000000980915D64B5974F85C.png" xlink:type="simple" xlink:show="embed" xlink:actuate="onLoad" loext:mime-type="image/png"/></draw:frame><draw:frame draw:style-name="fr1" draw:name="Figura10" text:anchor-type="char" svg:x="0.157cm" svg:y="12.739cm" svg:width="15.494cm" svg:height="1.004cm" draw:z-index="14"><draw:image xlink:href="Pictures/10000201000004760000004A6EA1C7F3958D3999.png" xlink:type="simple" xlink:show="embed" xlink:actuate="onLoad" loext:mime-type="image/png"/></draw:frame><draw:frame draw:style-name="fr1" draw:name="Figura11" text:anchor-type="char" svg:x="0.25cm" svg:y="14.933cm" svg:width="15.275cm" svg:height="2.738cm" draw:z-index="16"><draw:image xlink:href="Pictures/100002010000045C000000C8D93F1283B1970E58.png" xlink:type="simple" xlink:show="embed" xlink:actuate="onLoad" loext:mime-type="image/png"/></draw:frame><draw:frame draw:style-name="fr1" draw:name="Figura12" text:anchor-type="char" svg:x="0.344cm" svg:y="19.059cm" svg:width="15.524cm" svg:height="1.284cm" draw:z-index="18"><draw:image xlink:href="Pictures/10000201000003AE0000004ED069D5FA3B2CD495.png" xlink:type="simple" xlink:show="embed" xlink:actuate="onLoad" loext:mime-type="image/png"/></draw:frame><draw:frame draw:style-name="fr1" draw:name="Figura13" text:anchor-type="char" svg:x="0.402cm" svg:y="21.738cm" svg:width="15.965cm" svg:height="1.302cm" draw:z-index="20"><draw:image xlink:href="Pictures/10000201000003EE000000523A17D3641E69C3D8.png" xlink:type="simple" xlink:show="embed" xlink:actuate="onLoad" loext:mime-type="image/png"/></draw:frame></text:p>
      <text:p text:style-name="P2"><draw:frame text:anchor-type="paragraph" draw:z-index="23" draw:name="Forma1_8" draw:style-name="gr1" draw:text-style-name="P5" svg:width="1.5cm" svg:height="1.611cm" svg:x="16.752cm" svg:y="0.843cm"><draw:text-box><text:p text:style-name="P4"><text:span text:style-name="T1">10</text:span></text:p></draw:text-box></draw:frame><draw:frame text:anchor-type="paragraph" draw:z-index="25" draw:name="Forma1_9" draw:style-name="gr1" draw:text-style-name="P5" svg:width="1.5cm" svg:height="1.611cm" svg:x="16.671cm" svg:y="5.565cm"><draw:text-box><text:p text:style-name="P4"><text:span text:style-name="T1">11</text:span></text:p></draw:text-box></draw:frame><draw:frame text:anchor-type="paragraph" draw:z-index="27" draw:name="Forma1_10" draw:style-name="gr1" draw:text-style-name="P5" svg:width="1.5cm" svg:height="1.611cm" svg:x="15.369cm" svg:y="10.204cm"><draw:text-box><text:p text:style-name="P4"><text:span text:style-name="T1">12</text:span></text:p></draw:text-box></draw:frame><draw:frame text:anchor-type="paragraph" draw:z-index="29" draw:name="Forma1_11" draw:style-name="gr1" draw:text-style-name="P5" svg:width="1.5cm" svg:height="1.611cm" svg:x="15.979cm" svg:y="13.908cm"><draw:text-box><text:p text:style-name="P4"><text:span text:style-name="T1">13</text:span></text:p></draw:text-box></draw:frame><draw:frame text:anchor-type="paragraph" draw:z-index="31" draw:name="Forma1_13" draw:style-name="gr1" draw:text-style-name="P5" svg:width="1.5cm" svg:height="1.611cm" svg:x="17.214cm" svg:y="17.597cm"><draw:text-box><text:p text:style-name="P4"><text:span text:style-name="T1">14</text:span></text:p></draw:text-box></draw:frame><draw:frame draw:style-name="fr1" draw:name="Figura14" text:anchor-type="char" svg:x="0.691cm" svg:y="0.388cm" svg:width="15.466cm" svg:height="4.463cm" draw:z-index="22"><draw:image xlink:href="Pictures/100002010000045C00000142B281C135B6F52A57.png" xlink:type="simple" xlink:show="embed" xlink:actuate="onLoad" loext:mime-type="image/png"/></draw:frame><draw:frame draw:style-name="fr1" draw:name="Figura15" text:anchor-type="char" svg:x="0.796cm" svg:y="5.634cm" svg:width="15.199cm" svg:height="3.327cm" draw:z-index="24"><draw:image xlink:href="Pictures/1000020100000412000000E4F5E100F31B955D68.png" xlink:type="simple" xlink:show="embed" xlink:actuate="onLoad" loext:mime-type="image/png"/></draw:frame><draw:frame draw:style-name="fr1" draw:name="Figura16" text:anchor-type="char" svg:x="0.796cm" svg:y="9.79cm" svg:width="13.857cm" svg:height="3.2cm" draw:z-index="26"><draw:image xlink:href="Pictures/1000020100000418000000F260257962A63C1B50.png" xlink:type="simple" xlink:show="embed" xlink:actuate="onLoad" loext:mime-type="image/png"/></draw:frame><draw:frame draw:style-name="fr1" draw:name="Figura17" text:anchor-type="char" svg:x="0.732cm" svg:y="13.825cm" svg:width="14.855cm" svg:height="2.863cm" draw:z-index="28"><draw:image xlink:href="Pictures/1000020100000418000000CA042A27417EBD3850.png" xlink:type="simple" xlink:show="embed" xlink:actuate="onLoad" loext:mime-type="image/png"/></draw:frame><draw:frame draw:style-name="fr2" draw:name="Figura18" text:anchor-type="char" svg:x="0.815cm" svg:y="17.341cm" svg:width="15.626cm" svg:height="0.908cm" draw:z-index="30"><draw:image xlink:href="Pictures/10000201000003000000005C567FB48CD3480D26.png" xlink:type="simple" xlink:show="embed" xlink:actuate="onLoad" loext:mime-type="image/png"/></draw:frame><draw:frame draw:style-name="fr1" draw:name="Figura19" text:anchor-type="char" svg:x="3.762cm" svg:y="18.655cm" svg:width="8.424cm" svg:height="8.927cm" draw:z-index="32"><draw:image xlink:href="Pictures/10000201000005C40000061CA9E474C0E68FCDCE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9:14:35.497355574</meta:creation-date>
    <dc:date>2021-11-11T11:51:11.365670029</dc:date>
    <meta:editing-duration>PT2H26M50S</meta:editing-duration>
    <meta:editing-cycles>39</meta:editing-cycles>
    <meta:generator>LibreOffice/6.4.7.2$Linux_X86_64 LibreOffice_project/40$Build-2</meta:generator>
    <meta:document-statistic meta:table-count="0" meta:image-count="19" meta:object-count="0" meta:page-count="6" meta:paragraph-count="0" meta:word-count="0" meta:character-count="0" meta:non-whitespace-character-count="0"/>
  </office:meta>
</office:document-meta>
</file>